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3591in" fo:margin-right="2.4028in" fo:margin-top="0.0571in" fo:margin-bottom="0in" loext:contextual-spacing="false" fo:text-align="center" style:justify-single-word="false" fo:text-indent="-0.0035in" style:auto-text-indent="false"/>
      <style:text-properties fo:font-size="8pt" officeooo:paragraph-rsid="0006e499" style:font-size-asian="8pt" style:font-size-complex="8pt"/>
    </style:style>
    <style:style style:name="P2" style:family="paragraph" style:parent-style-name="Standard">
      <style:paragraph-properties fo:margin-left="2.3591in" fo:margin-right="2.4028in" fo:margin-top="0.0571in" fo:margin-bottom="0in" loext:contextual-spacing="false" fo:text-align="center" style:justify-single-word="false" fo:text-indent="-0.0035in" style:auto-text-indent="false"/>
      <style:text-properties style:font-name="DejaVu Sans" fo:font-size="8pt" fo:font-weight="normal" officeooo:paragraph-rsid="0006e499" style:font-name-asian="DejaVu Sans1" style:font-size-asian="8pt" style:font-weight-asian="normal" style:font-name-complex="DejaVu Sans1" style:font-size-complex="8pt" style:font-weight-complex="normal"/>
    </style:style>
    <style:style style:name="P3" style:family="paragraph" style:parent-style-name="Standard">
      <style:paragraph-properties fo:margin-left="0.0709in" fo:margin-right="0in" fo:line-height="0.1528in" fo:text-align="start" style:justify-single-word="false" fo:text-indent="0in" style:auto-text-indent="false"/>
    </style:style>
    <style:style style:name="P4" style:family="paragraph" style:parent-style-name="Standard">
      <style:paragraph-properties fo:margin-left="0.0709in" fo:margin-right="0in" fo:text-align="start" style:justify-single-word="false" fo:text-indent="0in" style:auto-text-indent="false"/>
    </style:style>
    <style:style style:name="P5" style:family="paragraph" style:parent-style-name="Standard">
      <style:paragraph-properties fo:margin-left="0.0709in" fo:margin-right="0in" fo:line-height="0.1528in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6" style:family="paragraph" style:parent-style-name="Standard">
      <style:paragraph-properties fo:margin-left="0.0709in" fo:margin-right="0in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7" style:family="paragraph" style:parent-style-name="Standard">
      <style:paragraph-properties fo:margin-left="0.0709in" fo:margin-right="0in" fo:margin-top="0.0008in" fo:margin-bottom="0in" loext:contextual-spacing="false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8" style:family="paragraph" style:parent-style-name="Standard">
      <style:paragraph-properties fo:margin-top="0.0091in" fo:margin-bottom="0in" loext:contextual-spacing="false" fo:line-height="0.1528in"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margin-left="1.0555in" fo:margin-right="0in" fo:margin-top="0.0008in" fo:margin-bottom="0in" loext:contextual-spacing="false" fo:text-align="start" style:justify-single-word="false" fo:text-indent="0in" style:auto-text-indent="false"/>
    </style:style>
    <style:style style:name="P10" style:family="paragraph" style:parent-style-name="Standard">
      <style:paragraph-properties fo:margin-left="1.0555in" fo:margin-right="0in" fo:margin-top="0.0008in" fo:margin-bottom="0in" loext:contextual-spacing="false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11" style:family="paragraph" style:parent-style-name="Standard">
      <style:paragraph-properties fo:margin-left="1.0555in" fo:margin-right="0in" fo:line-height="0.1528in" fo:text-align="start" style:justify-single-word="false" fo:text-indent="0in" style:auto-text-indent="false"/>
    </style:style>
    <style:style style:name="P12" style:family="paragraph" style:parent-style-name="Standard">
      <style:paragraph-properties fo:margin-left="1.0555in" fo:margin-right="0in" fo:text-align="start" style:justify-single-word="false" fo:text-indent="0in" style:auto-text-indent="false"/>
    </style:style>
    <style:style style:name="P13" style:family="paragraph" style:parent-style-name="Standard">
      <style:paragraph-properties fo:margin-left="1.0555in" fo:margin-right="0in" fo:line-height="0.1528in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14" style:family="paragraph" style:parent-style-name="Standard">
      <style:paragraph-properties fo:margin-left="1.0555in" fo:margin-right="0in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15" style:family="paragraph" style:parent-style-name="Standard">
      <style:paragraph-properties fo:margin-left="1.1429in" fo:margin-right="0.211in" fo:text-align="start" style:justify-single-word="false" fo:text-indent="-0.0874in" style:auto-text-indent="false"/>
    </style:style>
    <style:style style:name="P16" style:family="paragraph" style:parent-style-name="Standard">
      <style:paragraph-properties fo:margin-left="1.1429in" fo:margin-right="0.5402in" fo:margin-top="0.0008in" fo:margin-bottom="0in" loext:contextual-spacing="false" fo:line-height="0.1528in" fo:text-align="start" style:justify-single-word="false" fo:text-indent="-0.0874in" style:auto-text-indent="false"/>
    </style:style>
    <style:style style:name="P17" style:family="paragraph" style:parent-style-name="Standard">
      <style:paragraph-properties fo:margin-top="0.0098in" fo:margin-bottom="0in" loext:contextual-spacing="false" fo:line-height="0.1528in" fo:text-align="start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left="1.1429in" fo:margin-right="0.3457in" fo:margin-top="0.0008in" fo:margin-bottom="0in" loext:contextual-spacing="false" fo:line-height="0.1528in" fo:text-align="start" style:justify-single-word="false" fo:text-indent="-0.0874in" style:auto-text-indent="false"/>
    </style:style>
    <style:style style:name="P19" style:family="paragraph" style:parent-style-name="Standard">
      <style:paragraph-properties fo:margin-left="1.1429in" fo:margin-right="0in" fo:line-height="0.1528in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20" style:family="paragraph" style:parent-style-name="Standard">
      <style:paragraph-properties fo:margin-left="1.1429in" fo:margin-right="0.4882in" fo:margin-top="0.0008in" fo:margin-bottom="0in" loext:contextual-spacing="false" fo:line-height="0.1528in" fo:text-align="start" style:justify-single-word="false" fo:text-indent="0in" style:auto-text-indent="false"/>
      <style:text-properties style:font-name="DejaVu Sans" fo:font-size="10pt" style:font-name-asian="DejaVu Sans1" style:font-size-asian="10pt" style:font-name-complex="DejaVu Sans1" style:font-size-complex="10pt"/>
    </style:style>
    <style:style style:name="P21" style:family="paragraph" style:parent-style-name="Standard">
      <style:paragraph-properties fo:margin-left="1.0555in" fo:margin-right="0.5291in" fo:text-align="start" style:justify-single-word="false" fo:text-indent="-0.9846in" style:auto-text-indent="false"/>
      <style:text-properties style:font-name="DejaVu Sans" fo:font-size="10pt" officeooo:paragraph-rsid="0003982f" style:font-name-asian="DejaVu Sans1" style:font-size-asian="10pt" style:font-name-complex="DejaVu Sans1" style:font-size-complex="10pt"/>
    </style:style>
    <style:style style:name="P22" style:family="paragraph" style:parent-style-name="Standard">
      <style:paragraph-properties fo:margin-left="0in" fo:margin-right="0in" fo:margin-top="0.0008in" fo:margin-bottom="0in" loext:contextual-spacing="false" fo:text-align="start" style:justify-single-word="false" fo:text-indent="0in" style:auto-text-indent="false"/>
      <style:text-properties style:font-name="DejaVu Sans" fo:font-size="10pt" fo:font-weight="bold" style:font-name-asian="DejaVu Sans1" style:font-size-asian="10pt" style:font-weight-asian="bold" style:font-name-complex="DejaVu Sans1" style:font-size-complex="10pt"/>
    </style:style>
    <style:style style:name="P23" style:family="paragraph" style:parent-style-name="Standard" style:master-page-name="Standard">
      <style:paragraph-properties fo:margin-left="2.3591in" fo:margin-right="2.4028in" fo:margin-top="0.0571in" fo:margin-bottom="0in" loext:contextual-spacing="false" fo:text-align="center" style:justify-single-word="false" fo:text-indent="-0.0035in" style:auto-text-indent="false" style:page-number="auto"/>
      <style:text-properties fo:font-size="12pt" officeooo:paragraph-rsid="0006e499" style:font-size-asian="12pt" style:font-size-complex="12pt"/>
    </style:style>
    <style:style style:name="P24" style:family="paragraph">
      <loext:graphic-properties draw:fill="none"/>
      <style:paragraph-properties fo:text-align="center"/>
    </style:style>
    <style:style style:name="T1" style:family="text">
      <style:text-properties style:font-name="DejaVu Sans" fo:font-size="10pt" fo:font-weight="bold" style:font-name-asian="DejaVu Sans1" style:font-size-asian="10pt" style:font-weight-asian="bold" style:font-name-complex="DejaVu Sans1" style:font-size-complex="10pt"/>
    </style:style>
    <style:style style:name="T2" style:family="text">
      <style:text-properties style:font-name="DejaVu Sans" fo:font-size="10pt" style:font-name-asian="DejaVu Sans1" style:font-size-asian="10pt" style:font-name-complex="DejaVu Sans1" style:font-size-complex="10pt"/>
    </style:style>
    <style:style style:name="T3" style:family="text">
      <style:text-properties style:font-name="DejaVu Sans" fo:font-size="10pt" officeooo:rsid="0003982f" style:font-name-asian="DejaVu Sans1" style:font-size-asian="10pt" style:font-name-complex="DejaVu Sans1" style:font-size-complex="10pt"/>
    </style:style>
    <style:style style:name="T4" style:family="text">
      <style:text-properties style:font-name="DejaVu Sans" fo:font-size="10pt" officeooo:rsid="000452a9" style:font-name-asian="DejaVu Sans1" style:font-size-asian="10pt" style:font-name-complex="DejaVu Sans1" style:font-size-complex="10pt"/>
    </style:style>
    <style:style style:name="T5" style:family="text">
      <style:text-properties style:font-name="DejaVu Sans" fo:font-size="10pt" officeooo:rsid="0009b1d2" style:font-name-asian="DejaVu Sans1" style:font-size-asian="10pt" style:font-name-complex="DejaVu Sans1" style:font-size-complex="10pt"/>
    </style:style>
    <style:style style:name="T6" style:family="text">
      <style:text-properties style:font-name="DejaVu Sans" fo:font-size="10pt" officeooo:rsid="000b7eec" style:font-name-asian="DejaVu Sans1" style:font-size-asian="10pt" style:font-name-complex="DejaVu Sans1" style:font-size-complex="10pt"/>
    </style:style>
    <style:style style:name="T7" style:family="text">
      <style:text-properties style:font-name="DejaVu Sans" fo:font-size="10pt" fo:font-weight="normal" style:font-name-asian="DejaVu Sans1" style:font-size-asian="10pt" style:font-weight-asian="normal" style:font-name-complex="DejaVu Sans1" style:font-size-complex="10pt" style:font-weight-complex="normal"/>
    </style:style>
    <style:style style:name="T8" style:family="text">
      <style:text-properties style:font-name="DejaVu Sans" fo:font-weight="bold" style:font-name-asian="DejaVu Sans1" style:font-weight-asian="bold" style:font-name-complex="DejaVu Sans1"/>
    </style:style>
    <style:style style:name="T9" style:family="text">
      <style:text-properties style:font-name="DejaVu Sans" fo:font-weight="bold" officeooo:rsid="0008b950" style:font-name-asian="DejaVu Sans1" style:font-weight-asian="bold" style:font-name-complex="DejaVu Sans1"/>
    </style:style>
    <style:style style:name="T10" style:family="text">
      <style:text-properties style:font-name="DejaVu Sans" style:font-name-asian="DejaVu Sans1" style:font-name-complex="DejaVu Sans1"/>
    </style:style>
    <style:style style:name="T11" style:family="text">
      <style:text-properties style:font-name="DejaVu Sans" officeooo:rsid="0006e499" style:font-name-asian="DejaVu Sans1" style:font-name-complex="DejaVu Sans1"/>
    </style:style>
    <style:style style:name="T12" style:family="text"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T13" style:family="text">
      <style:text-properties officeooo:rsid="000a9ae3"/>
    </style:style>
    <style:style style:name="T14" style:family="text">
      <style:text-properties officeooo:rsid="000cc9a6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in" svg:stroke-color="#3364a3" draw:stroke-linejoin="round" draw:fill="none" draw:textarea-horizontal-align="center" draw:textarea-vertical-align="top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8">George C</text:span><text:span text:style-name="T9">haron</text:span><text:span text:style-name="T8"> Ward</text:span></text:p>
      <text:p text:style-name="P2">https://www.linkedin.com/in/georgecward</text:p>
      <text:p text:style-name="P1"><text:span text:style-name="T10">https://www.githbub.co</text:span><text:span text:style-name="T11">m/</text:span><text:span text:style-name="T10">gcward18</text:span></text:p>
      <text:p text:style-name="P7"><text:span text:style-name="T13">15 Southview<text:tab/> </text:span><text:s text:c="100"/>gcwzf4@mst.edu</text:p>
      <text:p text:style-name="P5"><draw:g text:anchor-type="char" draw:z-index="0" draw:style-name="gr1"><draw:line draw:style-name="gr2" draw:text-style-name="P24" svg:x1="0.4945in" svg:y1="0.2299in" svg:x2="8.0362in" svg:y2="0.2091in"><text:p/></draw:line></draw:g>Rolla, MO 65401 <text:s text:c="107"/>573-714-8598</text:p>
      <text:p text:style-name="P8"/>
      <text:p text:style-name="P6">Education <text:s text:c="5"/>Missouri University of Science and Technology (Missouri S&amp;T) <text:s text:c="14"/>Dec 2019</text:p>
      <text:p text:style-name="P22"><text:s/><text:tab/><text:tab/> B.S. Computer Science <text:s text:c="64"/>GPA 3.<text:span text:style-name="T13">624</text:span>/4.0</text:p>
      <text:p text:style-name="P8"/>
      <text:p text:style-name="P6">Courses<text:tab/> Databases &amp; File Structures <text:s text:c="3"/>Numerical Methods <text:s text:c="33"/>Algorithms</text:p>
      <text:p text:style-name="P13">Data Structures <text:s text:c="22"/>Statistics for Scientist &amp; Engineers <text:s text:c="9"/>Operating Systems</text:p>
      <text:p text:style-name="P8"/>
      <text:p text:style-name="P6">Experience <text:s text:c="4"/>Device Solutions <text:s text:c="85"/>Raleigh, NC</text:p>
      <text:p text:style-name="P9"><text:span text:style-name="T1">Software Development Intern<text:tab/><text:tab/><text:tab/><text:tab/><text:tab/><text:tab/></text:span><text:span text:style-name="T2">May 2018 – Aug 2018</text:span></text:p>
      <text:p text:style-name="P13">• Captured data and analyzed it using Wire Shark</text:p>
      <text:p text:style-name="P10">• Created Python scripts to produce simple statistics from data provided by Wire Shark</text:p>
      <text:p text:style-name="P13">• Developed a support/billing database</text:p>
      <text:p text:style-name="P10">• Designed Python library for interacting with database</text:p>
      <text:p text:style-name="P8"/>
      <text:p text:style-name="P14">WW Wood Products Inc. <text:s text:c="74"/>Dudley, MO</text:p>
      <text:p text:style-name="P11"><text:span text:style-name="T1">Software Development Intern<text:tab/><text:tab/><text:tab/><text:tab/><text:tab/><text:tab/></text:span><text:span text:style-name="T2">May 2017 – Sep 2017</text:span></text:p>
      <text:p text:style-name="P15"><text:span text:style-name="T12">• <text:s/></text:span><text:span text:style-name="T2">Developed a web based application utilizing C#, JavaScript, HTML, CSS, and SQL that <text:s text:c="3"/>took user inputs to f</text:span><text:span text:style-name="T4">i</text:span><text:span text:style-name="T2">nd doors of matching color and size, program had to parse over </text:span><text:span text:style-name="T5">25,000</text:span><text:span text:style-name="T2"> active doors in a given day.</text:span></text:p>
      <text:p text:style-name="P11"><text:span text:style-name="T12">• <text:s/></text:span><text:span text:style-name="T2">Connected with factory managers to ensure the web application met factory </text:span><text:span text:style-name="T3">floor</text:span><text:span text:style-name="T2"> needs</text:span></text:p>
      <text:p text:style-name="P12"><text:span text:style-name="T12">• <text:s/></text:span><text:span text:style-name="T2">Created automated tests to replace manual testing in two of company’s programs saving</text:span></text:p>
      <text:p text:style-name="P19">1-4 hours of labor per test run</text:p>
      <text:p text:style-name="P8"/>
      <text:p text:style-name="P14">Missouri S&amp;T <text:s text:c="86"/><text:tab/>Rolla, MO</text:p>
      <text:p text:style-name="P12"><text:span text:style-name="T1">Data Structures Lab Assistant and Grader<text:tab/><text:tab/><text:tab/><text:tab/></text:span><text:span text:style-name="T2">Jan 2018</text:span><text:span text:style-name="T12">–</text:span><text:span text:style-name="T2">Present</text:span></text:p>
      <text:p text:style-name="P11"><text:span text:style-name="T12">• </text:span><text:span text:style-name="T2">Assisted students with learning the fundamental Computer Science tools, such as version</text:span></text:p>
      <text:p text:style-name="P20">control(git), bash scripting, unit testing, Graphical User Interface tools (QT), and much more</text:p>
      <text:p text:style-name="P9"><text:span text:style-name="T12">• </text:span><text:span text:style-name="T2">Elaborated to students on how to utilize the tools that are presented in class</text:span></text:p>
      <text:p text:style-name="P11"><text:span text:style-name="T12">• </text:span><text:span text:style-name="T2">Collaborated with instructors on how to better develop the class</text:span></text:p>
      <text:p text:style-name="P8"/>
      <text:p text:style-name="P12"><text:span text:style-name="T2">Missouri National Guard <text:s text:c="70"/><text:tab/>Poplar Bluf</text:span><text:span text:style-name="T3">f</text:span><text:span text:style-name="T2">, MO</text:span></text:p>
      <text:p text:style-name="P9"><text:span text:style-name="T1">31B Military Police<text:tab/><text:tab/><text:tab/><text:tab/><text:tab/><text:tab/><text:tab/></text:span><text:span text:style-name="T2">Sept 2015 - Present</text:span></text:p>
      <text:p text:style-name="P11"><text:span text:style-name="T12">• <text:s/></text:span><text:span text:style-name="T2">Performed and assisted with maintenance on government equipment</text:span></text:p>
      <text:p text:style-name="P16"><text:span text:style-name="T12">• <text:s/></text:span><text:span text:style-name="T2">Conducted training exercises to prepare for overseas deployment or national disaster assistance and relief</text:span></text:p>
      <text:p text:style-name="P17"/>
      <text:p text:style-name="P14">United States Navy <text:s text:c="80"/><text:tab/>Sasebo, Japan</text:p>
      <text:p text:style-name="P12"><text:span text:style-name="T1">Aviation Structural Mechanic<text:tab/><text:tab/><text:tab/><text:tab/><text:tab/><text:tab/></text:span><text:span text:style-name="T2">May 2011</text:span><text:span text:style-name="T12">–</text:span><text:span text:style-name="T2">Apr 2015</text:span></text:p>
      <text:p text:style-name="P11"><text:span text:style-name="T12">• <text:s/></text:span><text:span text:style-name="T2">Supervised approximately 3-5 service members onboard ships tire and wheel shop</text:span></text:p>
      <text:p text:style-name="P18"><text:span text:style-name="T12">• <text:s/></text:span><text:span text:style-name="T2">Worked as a team to </text:span><text:span text:style-name="T3">effectively</text:span><text:span text:style-name="T2"> ensure aviation operations could be performed in a safe and timely manner</text:span></text:p>
      <text:p text:style-name="P17"/>
      <text:p text:style-name="P21">Skills <text:s text:c="13"/>C++ <text:s text:c="22"/><text:tab/><text:tab/> <text:s text:c="3"/>Microsoft Visual Studios <text:s text:c="25"/>C# <text:tab/></text:p>
      <text:p text:style-name="P21"><text:tab/>Secret Security Clearance <text:s text:c="7"/>JavaScript <text:s text:c="35"/><text:tab/><text:tab/>Python 3 </text:p>
      <text:p text:style-name="P21"><text:tab/>C<text:tab/><text:tab/> <text:s text:c="26"/>SQL <text:s/><text:tab/> <text:s text:c="44"/><text:span text:style-name="T14">Py</text:span>QT </text:p>
      <text:p text:style-name="P10">Bash Shell <text:s text:c="31"/>GNU Make <text:s text:c="46"/>Unit Testing</text:p>
      <text:p text:style-name="P8"/>
      <text:p text:style-name="P4"><text:span text:style-name="T2">Honors &amp; <text:s text:c="7"/>ACM Sig-.com - </text:span><text:span text:style-name="T6">2018</text:span><text:span text:style-name="T2"> - </text:span><text:span text:style-name="T1">Active Member</text:span></text:p>
      <text:p text:style-name="P3"><text:span text:style-name="T2">Activities <text:s text:c="7"/>Missouri S&amp;T Mars Rover Design Team – </text:span><text:span text:style-name="T6">2017 </text:span><text:span text:style-name="T2">– </text:span><text:span text:style-name="T7">Member</text:span></text:p>
      <text:p text:style-name="P9"><text:span text:style-name="T2">Mega Miner AI – Spring 2018 –</text:span><text:span text:style-name="T7">Participant</text:span></text:p>
      <text:p text:style-name="P11"><text:span text:style-name="T2">Sham-Hacks – Fall 2018 -</text:span><text:span text:style-name="T7">Participant</text:span></text:p>
      <text:p text:style-name="P9"><text:span text:style-name="T2">Missouri National Guard </text:span><text:span text:style-name="T1">Solider of the Year Award </text:span><text:span text:style-name="T2">- 2017</text:span></text:p>
      <text:p text:style-name="P11"><text:span text:style-name="T2">Navy and Marine Corps </text:span><text:span text:style-name="T1">Achievement Medal – </text:span><text:span text:style-name="T2">2015</text:span></text:p>
      <text:p text:style-name="P12"><text:span text:style-name="T1">Dean’s List</text:span><text:span text:style-name="T2">(Missouri S&amp;T)</text:span></text:p>
      <text:p text:style-name="P11"><text:span text:style-name="T1">Dean’s List</text:span><text:span text:style-name="T2">(Three Rivers Colleg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28in" fo:page-height="11in" style:num-format="1" style:print-orientation="portrait" fo:margin-top="0.4307in" fo:margin-bottom="0.1945in" fo:margin-left="0.4307in" fo:margin-right="0.4307in" style:writing-mode="lr-tb" style:layout-grid-color="#c0c0c0" style:layout-grid-lines="2635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9-01-15T20:12:41.330910830</dc:date>
    <meta:editing-duration>PT9M51S</meta:editing-duration>
    <meta:editing-cycles>10</meta:editing-cycles>
    <meta:document-statistic meta:table-count="0" meta:image-count="0" meta:object-count="0" meta:page-count="1" meta:paragraph-count="47" meta:word-count="396" meta:character-count="3667" meta:non-whitespace-character-count="223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